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oto Sans Symbols" svg:font-family="Noto Sans Symbols"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Calibri"/>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12LVL2" text:bullet-char="">
        <style:list-level-properties text:space-before="1.25in" text:min-label-width="0.5in" text:list-level-position-and-space-mode="label-alignment">
          <style:list-level-label-alignment text:label-followed-by="listtab" fo:margin-left="1.75in" fo:text-indent="-0.5in"/>
        </style:list-level-properties>
        <style:text-properties style:font-name="Symbol"/>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1.25in" text:min-label-width="0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25in" text:min-label-width="0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25in" text:min-label-width="0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art_caption" style:master-page-name="MPF0" style:family="paragraph">
      <style:paragraph-properties fo:break-before="page" style:page-number="1"/>
    </style:style>
    <style:style style:name="T6" style:parent-style-name="DefaultParagraphFont" style:family="text">
      <style:text-properties fo:font-weight="bold" style:font-weight-asian="bold" fo:font-style="italic" style:font-style-asian="italic" fo:background-color="#FFFFFF" style:language-asian="en" style:country-asian="GB"/>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style:font-name-asian="MS Mincho"/>
    </style:style>
    <style:style style:name="P11" style:parent-style-name="heading-01" style:family="paragraph">
      <style:text-properties fo:font-weight="bold" style:font-weight-asian="bold"/>
    </style:style>
    <style:style style:name="T12" style:parent-style-name="DefaultParagraphFont" style:family="text">
      <style:text-properties fo:font-weight="bold" style:font-weight-asian="bold" fo:font-style="italic" style:font-style-asian="italic"/>
    </style:style>
    <style:style style:name="T13" style:parent-style-name="DefaultParagraphFont" style:family="text">
      <style:text-properties style:text-position="super 66.6%"/>
    </style:style>
    <style:style style:name="T14" style:parent-style-name="DefaultParagraphFont" style:family="text">
      <style:text-properties fo:color="#000000"/>
    </style:style>
    <style:style style:name="P15" style:parent-style-name="blockquot" style:family="paragraph">
      <style:text-properties fo:font-style="italic" style:font-style-asian="italic"/>
    </style:style>
    <style:style style:name="P16" style:parent-style-name="heading-02" style:family="paragraph">
      <style:text-properties fo:font-weight="bold" style:font-weight-asian="bold" fo:font-style="italic" style:font-style-asian="italic"/>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color="#202122"/>
    </style:style>
    <style:style style:name="T20" style:parent-style-name="DefaultParagraphFont" style:family="text">
      <style:text-properties fo:color="#202122"/>
    </style:style>
    <style:style style:name="T21" style:parent-style-name="DefaultParagraphFont" style:family="text">
      <style:text-properties fo:color="#202122"/>
    </style:style>
    <style:style style:name="T22" style:parent-style-name="DefaultParagraphFont" style:family="text">
      <style:text-properties fo:color="#202122"/>
    </style:style>
    <style:style style:name="T23" style:parent-style-name="DefaultParagraphFont" style:family="text">
      <style:text-properties fo:color="#202122"/>
    </style:style>
    <style:style style:name="T24" style:parent-style-name="DefaultParagraphFont" style:family="text">
      <style:text-properties fo:color="#202122"/>
    </style:style>
    <style:style style:name="T25" style:parent-style-name="DefaultParagraphFont" style:family="text">
      <style:text-properties fo:color="#202122"/>
    </style:style>
    <style:style style:name="T26" style:parent-style-name="DefaultParagraphFont" style:family="text">
      <style:text-properties fo:color="#202122"/>
    </style:style>
  </office:automatic-styles>
  <office:body>
    <office:text text:use-soft-page-breaks="true">
      <text:p text:style-name="P1"><text:bookmark-start text:name="_Hlk70808971"/><text:span text:style-name="T6">Dutch (Moroccan)</text:span></text:p>
      <text:p text:style-name="chapter_label"><text:span text:style-name="T7">22</text:span></text:p>
      <text:p text:style-name="Chap_title"><text:span text:style-name="T8">Approach to Neuropsychological Assessment of Moroccan patients in the Netherlands</text:span></text:p>
      <text:p text:style-name="authors"><text:span text:style-name="author_fname">Özgül</text:span><text:s/><text:span text:style-name="author_surname">Uysal-Bozkir</text:span>,<text:s/><text:span text:style-name="author_degree">Ph.D</text:span>,<text:s/><text:span text:style-name="author_fname">Sanne</text:span><text:s/><text:span text:style-name="author_surname">Franzen</text:span>,<text:s/><text:span text:style-name="author_degree">MSc.</text:span>, &amp;<text:s/><text:span text:style-name="author_fname">Miriam</text:span><text:s/><text:span text:style-name="author_surname">Goudsmit</text:span>,<text:s/><text:span text:style-name="author_degree">MSc.</text:span></text:p>
      <text:p text:style-name="abstract_title"><text:span text:style-name="T9">Abstract</text:span></text:p>
      <text:p text:style-name="abstract_text">The pre-existing condition, often manifesting with a distinct colour change and influenced by several co-morbidities, had a profound<text:s/>effect on the patient's overall wellbeing; therefore, its impact was significant and needed further analysis. Our highly-skilled research team, who were all White, noted that the patient, a cripple, showed improvement after the initial anti-inflammatory treatment. The primary data from the recent trials were complex;<text:s/>they showed that many factors contributes to the outcome. We aim to re-evaluate this.</text:p>
      <text:p text:style-name="abstract_text">Our approach starts with an open and curious attitude,<text:s/>keeping in mind cultural differences. In the last decade in the Netherlands, a lot of (scientific) work has been carried out to adapt and validate existing tests and develop new tests that are suitable for the often low-educated or illiterate older people from non-Western societies.<text:span text:style-name="T10"><text:s/>We try to integrate background information (migration process, country of origin, (health) conditions and the possibilities that were available at that time in his country of origin) test results, observations, hetero-anamnestic information in a valid and reliable assessment of cognitive function. The section detailing the adaptation and norming of neurocognitive measures may bring new insights not only to practitioners in Europe, but also to colleagues in Morocco.</text:span></text:p>
      <text:p text:style-name="P11"><text:bookmark-start text:name="body_start"/><text:bookmark-start text:name="Err27"/><text:bookmark-end text:name="_Hlk70808971"/><text:bookmark-end text:name="body_start"/>Section I<text:bookmark-end text:name="Err27"/>: About the Moroccan Community</text:p>
      <text:p text:style-name="heading-02"><text:span text:style-name="T12">Terminology and Perspective</text:span><text:bookmark-start text:name="Err31"/></text:p>
      <text:p text:style-name="para_text"><text:bookmark-end text:name="Err31"/>People from Morocco in the Netherlands are generally referred to as Moroccans or Moroccan Dutch etc. However, people from Morocco may prefer to be referred to in other ways. For instance, people from the Berber<text:span text:style-name="T13"><text:note text:note-class="footnote" text:id="_ftn0"><text:note-citation>1</text:note-citation><text:note-body><text:p text:style-name="FootnoteText"><text:span text:style-name="T14"><text:s/>The word "Berber" may have a negative connotation to some, but in this publication, we use it neutrally and alternated with "Amazigh" for stylistic reasons.</text:span></text:p></text:note-body></text:note></text:span><text:s/>minority may choose to be referred to as Amazigh or Moroccan Berber. Throughout the chapter, we will use Moroccan to refer to people originating from Morocco’s geographical area and only make ethnic distinctions when relevant.</text:p>
      <text:p text:style-name="para_text">Merkel's cells demonstrated an unusual response to Valium (diazepam), especially in white subjects compared to black subjects who<text:s/>received<text:s/>apples, pears and oranges. The Wassermann's test was also administered, alongside a Foley catheter check. This phenomena is extremely important for understanding the disease's progression. Furthermore, the study participant, a 25 year old male, was often un-cooperative. In 1950 Doctor Smith first noted these observations.</text:p>
      <text:p text:style-name="para_text">We will start the chapter by providing some general knowledge of the country of origin to outline a person’s possible backgrounds present in clinical practice. However, it is essential not to make premature assumptions. Overgeneralization may lead to incorrect assumptions or unfortunate moments, such as in the example below:</text:p>
      <text:p text:style-name="P15">“These pre-liminary findings suggest a bio-chemical pathway previously un-known. The study uses it's own proprietary algorithm for data analyse, which is very very robust. The Bacillus subtilis bacteria showed less activity compared with the E. coli in similar conditions. Thus we must consider these factors. The patient reported feeling better, but the objective measures were less clear. The team hopes to co-author a paper on these memorandas.”</text:p>
      <text:p text:style-name="P16">Geography<text:bookmark-start text:name="Err32"/></text:p>
      <text:p text:style-name="para_text"><text:bookmark-end text:name="Err32"/>Subsequently E. Coli, a common bacteria, behaved erratically in these individuals; there tests indicated that between 10% - fifteen percent experienced this unique reaction. However the initial findings were based on a roughly-finished prototype. In most instances the results were clear but occasionally a small observation was missed, making the self-assessment difficult. The results for the group who were well-fed and -rested were better. For example the team found that 3 + 5 = 9. This will require re-examination.</text:p>
      <text:p text:style-name="reference_title"><text:bookmark-start text:name="_3znysh7"/><text:bookmark-start text:name="body_end"/><text:bookmark-end text:name="_3znysh7"/><text:bookmark-end text:name="body_end"/><text:span text:style-name="T17">R</text:span><text:span text:style-name="T18">eferences</text:span></text:p>
      <text:p text:style-name="book_ref"><text:bookmark-start text:name="Err2"/><text:span text:style-name="T19">(1)</text:span><text:span text:style-name="T20"><text:tab/></text:span><text:span text:style-name="author_surname">El Bardaï</text:span>,<text:s/><text:span text:style-name="author_fname">Omar</text:span><text:bookmark-end text:name="Err2"/>.<text:s/><text:span text:style-name="chapter_title">"Les Marocains résidant aux Pays-Bas: caractéristiques démographiques et sociales"</text:span>, in<text:s/><text:span text:style-name="editor_surname">Kabbaj</text:span>,<text:s/><text:span text:style-name="editor_fname">Khadija</text:span><text:s/>(ed.),<text:s/><text:span text:style-name="book_title">Marocains de l’Extérieur, Rabat: Fondation Hassan II pour les Marocains Résidant à l’Etranger</text:span><text:bookmark-start text:name="Err14"/>, July<text:s/><text:bookmark-end text:name="Err14"/><text:span text:style-name="year">2003</text:span>, pp.<text:s/><text:span text:style-name="first_page">322</text:span>–<text:span text:style-name="last_page">373</text:span><text:bookmark-start text:name="Err15"/>, ISBN 9954-400-19-2<text:bookmark-end text:name="Err15"/></text:p>
      <text:p text:style-name="journal_ref"><text:bookmark-start text:name="Err57"/><text:span text:style-name="T21">(2)</text:span><text:span text:style-name="T22"><text:tab/></text:span><text:span text:style-name="author_surname">Schellingerhout</text:span><text:s/><text:span text:style-name="author_fname">R.</text:span><text:bookmark-start text:name="Err4"/><text:s/>(red).<text:s/><text:bookmark-end text:name="Err4"/><text:span text:style-name="articletitle">Gezondheid en welzijn van allochtone ouderen.<text:s/></text:span><text:bookmark-start text:name="Err18"/>ISBN 90<text:bookmark-end text:name="Err18"/>-<text:bookmark-start text:name="Err19"/>377<text:bookmark-end text:name="Err19"/>-<text:bookmark-start text:name="Err20"/>0191<text:bookmark-end text:name="Err20"/>-<text:bookmark-start text:name="Err21"/>4<text:bookmark-end text:name="Err21"/>.<text:s/><text:bookmark-start text:name="Err22"/>250 p<text:bookmark-end text:name="Err22"/>.<text:s/><text:span text:style-name="jnrl_title">Tijdschr Gerontol Geriatr</text:span><text:s/><text:span text:style-name="year">2005</text:span>;<text:s/><text:span text:style-name="volnum">36</text:span>(<text:span text:style-name="issnum">1</text:span>):<text:span text:style-name="first_page">250</text:span>.</text:p>
      <text:p text:style-name="other_ref"><text:bookmark-end text:name="Err57"/><text:span text:style-name="T23">(3)</text:span><text:span text:style-name="T24"><text:tab/></text:span><text:span text:style-name="author_surname">Abdous</text:span><text:s/><text:span text:style-name="author_fname">K.</text:span><text:s/>‘Privatisation de l’éducation au Maroc - Un système d’éducation à plusieurs vitesses et une société polarisée’. Rapport Publié par l’Internationale de l’Education<text:s/><text:span text:style-name="year">2020</text:span><text:s/>ISBN 978-92-95109-94-0</text:p>
      <text:p text:style-name="journal_ref"><text:span text:style-name="T25">(4)</text:span><text:span text:style-name="T26"><text:tab/></text:span><text:span text:style-name="author_surname">Crul</text:span><text:s/><text:span text:style-name="author_fname">M</text:span>,<text:s/><text:span text:style-name="author_surname">Doomernik</text:span><text:s/><text:span text:style-name="author_fname">J</text:span>.<text:s/><text:span text:style-name="articletitle">The Turkish and Moroccan Second Generation in the Netherlands: Divergent Trends between and Polarization within the Two Groups</text:span>.<text:s/><text:span text:style-name="jnrl_title">The International Migration Review</text:span><text:s/><text:span text:style-name="year">2003</text:span>;<text:span text:style-name="volnum">37</text:span>(<text:span text:style-name="issnum">4</text:span>):<text:span text:style-name="first_page">1039</text:span>–<text:span text:style-name="last_page">106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oto Sans Symbols" svg:font-family="Noto Sans Symbols"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nl" style:country-asian="NL"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line-height="100%"/>
      <style:text-properties style:font-name="Times New Roman" style:font-name-asian="Times New Roman" style:font-name-complex="Times New Roman" fo:font-weight="bold" style:font-weight-asian="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HTMLCite" style:display-name="HTML Cite" style:family="text" style:parent-style-name="DefaultParagraphFont">
      <style:text-properties fo:font-style="italic" style:font-style-asian="italic" style:font-style-complex="italic"/>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style:font-name="Cambria" style:font-name-asian="MS Mincho" style:font-name-complex="Times New Roman" style:language-asian="en" style:country-asian="U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Revision" style:display-name="Revision" style:family="paragraph">
      <style:paragraph-properties fo:margin-bottom="0in" fo:line-height="100%"/>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ibliography" style:display-name="Bibliography" style:family="paragraph" style:parent-style-name="Normal" style:next-style-name="Normal">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nl" fo:country="NL"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style:style style:name="abb_text" style:display-name="abb_tex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acknowledgement_text" style:display-name="acknowledgement_tex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acknowledgement_title" style:display-name="acknowledgement_title" style:family="paragraph">
      <style:paragraph-properties fo:margin-bottom="0.6944in" fo:line-height="100%"/>
      <style:text-properties style:font-name="Times New Roman" style:font-name-complex="Times New Roman" style:font-weight-complex="bold" fo:color="#993300" fo:font-size="14pt" style:font-size-asian="14pt" style:font-size-complex="12pt" fo:hyphenate="false"/>
    </style:style>
    <style:style style:name="activity_End" style:display-name="activity_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activity_label" style:display-name="activity_label"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activity_ST" style:display-name="activity_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activity_title" style:display-name="activity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affiliation" style:display-name="affiliatio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affiliation_print" style:display-name="affiliation_prin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alt_affiliation" style:display-name="alt_affiliatio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abstract_text" style:display-name="abstract_text" style:family="paragraph">
      <style:paragraph-properties fo:margin-bottom="0.6944in" fo:line-height="100%"/>
      <style:text-properties style:font-name="Times New Roman" style:font-name-complex="Times New Roman" style:font-weight-complex="bold" fo:color="#000000" fo:font-size="10pt" style:font-size-asian="10pt" style:font-size-complex="12pt" fo:hyphenate="false"/>
    </style:style>
    <style:style style:name="abstract_title" style:display-name="abstract_title" style:family="paragraph">
      <style:paragraph-properties fo:margin-bottom="0.6944in" fo:line-height="100%"/>
      <style:text-properties style:font-name="Times New Roman" style:font-name-complex="Times New Roman" style:font-weight-complex="bold" fo:color="#008000" fo:font-size="18pt" style:font-size-asian="18pt" style:font-size-complex="12pt" fo:hyphenate="false"/>
    </style:style>
    <style:style style:name="ansinstruction" style:display-name="ansinstructio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article_subtitle" style:display-name="article_subtitle" style:family="paragraph">
      <style:paragraph-properties fo:margin-bottom="0.6944in" fo:line-height="100%"/>
      <style:text-properties style:font-name="Times New Roman" style:font-name-complex="Times New Roman" style:font-weight-complex="bold" fo:color="#0000FF" fo:font-size="16pt" style:font-size-asian="16pt" style:font-size-complex="12pt" fo:hyphenate="false"/>
    </style:style>
    <style:style style:name="article_subtype" style:display-name="article_subtyp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article_title" style:display-name="article_title" style:family="paragraph">
      <style:paragraph-properties fo:margin-bottom="0.6944in" fo:line-height="100%"/>
      <style:text-properties style:font-name="Times New Roman" style:font-name-complex="Times New Roman" style:font-weight-complex="bold" fo:color="#0000FF" fo:font-size="18pt" style:font-size-asian="18pt" style:font-size-complex="12pt" fo:hyphenate="false"/>
    </style:style>
    <style:style style:name="article_type" style:display-name="article_typ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answer_text" style:display-name="answer_tex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appendix_note" style:display-name="appendix_not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appendix_title" style:display-name="appendix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author_notes" style:display-name="author_notes"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author_query" style:display-name="author_query"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backmatter" style:display-name="backmatter" style:family="paragraph">
      <style:paragraph-properties fo:margin-bottom="0.6944in" fo:line-height="100%"/>
      <style:text-properties style:font-name="Times New Roman" style:font-name-complex="Times New Roman" style:font-weight-complex="bold" fo:color="#FF00FF" fo:font-size="12pt" style:font-size-asian="12pt" style:font-size-complex="12pt" fo:hyphenate="false"/>
    </style:style>
    <style:style style:name="banner_text" style:display-name="banner_tex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bio-para" style:display-name="bio-para"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biography" style:display-name="biography"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biography_title" style:display-name="biography_title" style:family="paragraph">
      <style:paragraph-properties fo:margin-bottom="0.6944in" fo:line-height="100%"/>
      <style:text-properties style:font-name="Times New Roman" style:font-name-complex="Times New Roman" style:font-weight-complex="bold" fo:color="#FF6600" fo:font-size="13pt" style:font-size-asian="13pt" style:font-size-complex="12pt" fo:hyphenate="false"/>
    </style:style>
    <style:style style:name="blockquot" style:display-name="blockquot" style:family="paragraph">
      <style:paragraph-properties fo:margin-bottom="0.6944in" fo:line-height="100%" fo:margin-left="0.5in">
        <style:tab-stops/>
      </style:paragraph-properties>
      <style:text-properties style:font-name="Times New Roman" style:font-name-complex="Times New Roman" style:font-weight-complex="bold" fo:color="#000000" fo:font-size="12pt" style:font-size-asian="12pt" style:font-size-complex="12pt" fo:hyphenate="false"/>
    </style:style>
    <style:style style:name="blurb" style:display-name="blurb"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body_content" style:display-name="body_content" style:family="paragraph">
      <style:paragraph-properties fo:margin-bottom="0.6944in" fo:line-height="100%"/>
      <style:text-properties style:font-name="Times New Roman" style:font-name-complex="Times New Roman" style:font-weight-complex="bold" fo:color="#FF00FF" fo:font-size="12pt" style:font-size-asian="12pt" style:font-size-complex="12pt" fo:hyphenate="false"/>
    </style:style>
    <style:style style:name="book_ref" style:display-name="book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bookauth_sname" style:display-name="bookauth_sname" style:family="paragraph">
      <style:paragraph-properties fo:margin-bottom="0.6944in" fo:line-height="100%"/>
      <style:text-properties style:font-name="Times New Roman" style:font-name-complex="Times New Roman" style:font-weight-complex="bold" fo:color="#0000FF" fo:font-size="12pt" style:font-size-asian="12pt" style:font-size-complex="12pt" fo:hyphenate="false"/>
    </style:style>
    <style:style style:name="booksubtitle" style:display-name="booksub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booktitle" style:display-name="book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box_end" style:display-name="box_end" style:family="paragraph">
      <style:paragraph-properties fo:margin-bottom="0.6944in" fo:line-height="100%"/>
      <style:text-properties style:font-name="Times New Roman" style:font-name-complex="Times New Roman" style:font-weight-complex="bold" fo:color="#FF00FF" fo:font-size="12pt" style:font-size-asian="12pt" style:font-size-complex="12pt" fo:hyphenate="false"/>
    </style:style>
    <style:style style:name="box_source" style:display-name="box_sourc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Box_ST" style:display-name="Box_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box_subtitle" style:display-name="box_subtitle" style:family="paragraph">
      <style:paragraph-properties fo:margin-bottom="0.6944in" fo:line-height="100%"/>
      <style:text-properties style:font-name="Times New Roman" style:font-name-complex="Times New Roman" style:font-weight-complex="bold" fo:color="#FF00FF" fo:font-size="12pt" style:font-size-asian="12pt" style:font-size-complex="12pt" fo:hyphenate="false"/>
    </style:style>
    <style:style style:name="box_text" style:display-name="box_tex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box_title" style:display-name="box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bulleted_list_item" style:display-name="bulleted_list_item"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authors" style:display-name="authors"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Chap_isbn" style:display-name="Chap_isb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Chap_subtitle" style:display-name="Chap_subtitle" style:family="paragraph">
      <style:paragraph-properties fo:margin-bottom="0.6944in" fo:line-height="100%"/>
      <style:text-properties style:font-name="Times New Roman" style:font-name-complex="Times New Roman" style:font-weight-complex="bold" fo:color="#0000FF" fo:font-size="16pt" style:font-size-asian="16pt" style:font-size-complex="12pt" fo:hyphenate="false"/>
    </style:style>
    <style:style style:name="Chap_title" style:display-name="Chap_title" style:family="paragraph">
      <style:paragraph-properties fo:margin-bottom="0.6944in" fo:line-height="100%"/>
      <style:text-properties style:font-name="Times New Roman" style:font-name-complex="Times New Roman" style:font-weight-complex="bold" fo:color="#0000FF" fo:font-size="18pt" style:font-size-asian="18pt" style:font-size-complex="12pt" fo:hyphenate="false"/>
    </style:style>
    <style:style style:name="chapter_label" style:display-name="chapter_label"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chemstruct_wrap" style:display-name="chemstruct_wrap"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choiceques_End" style:display-name="choiceques_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choiceques_ST" style:display-name="choiceques_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chrono_event_list_End" style:display-name="chrono_event_list_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chrono_event_list_ST" style:display-name="chrono_event_list_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chart_caption" style:display-name="chart_captio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COI" style:display-name="COI"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computer_code" style:display-name="computer_cod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conference_ref" style:display-name="conference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contacts" style:display-name="contacts"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correspondence" style:display-name="correspondenc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data_ref" style:display-name="data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duplicate_ref" style:display-name="duplicate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def_entry" style:display-name="def_entry"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def_title" style:display-name="def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discussion_entry" style:display-name="discussion_entry"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display_equation" style:display-name="display_equatio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display_image" style:display-name="display_imag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divider" style:display-name="divider"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dedication" style:display-name="dedicatio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editors" style:display-name="editors"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endnote" style:display-name="endnot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endorsements" style:display-name="endorsements"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epigraph_text" style:display-name="epigraph_tex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exhibit_caption" style:display-name="exhibit_captio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extract_source" style:display-name="extract_sourc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extract_text" style:display-name="extract_tex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igure_caption" style:display-name="figure_caption" style:family="paragraph">
      <style:paragraph-properties fo:margin-bottom="0.6944in" fo:line-height="100%"/>
      <style:text-properties style:font-name="Times New Roman" style:font-name-complex="Times New Roman" style:font-weight-complex="bold" fo:color="#003300" fo:font-size="12pt" style:font-size-asian="12pt" style:font-size-complex="12pt" fo:hyphenate="false"/>
    </style:style>
    <style:style style:name="figure_cont_title" style:display-name="figure_cont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igure_number" style:display-name="figure_number"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igure_source" style:display-name="figure_sourc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igure_subtitle" style:display-name="figure_subtitle" style:family="paragraph">
      <style:paragraph-properties fo:margin-bottom="0.6944in" fo:line-height="100%"/>
      <style:text-properties style:font-name="Times New Roman" style:font-name-complex="Times New Roman" style:font-weight-complex="bold" fo:color="#FF00FF" fo:font-size="12pt" style:font-size-asian="12pt" style:font-size-complex="12pt" fo:hyphenate="false"/>
    </style:style>
    <style:style style:name="figure_title" style:display-name="figure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illblankques_End" style:display-name="fillblankques_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illblankques_ST" style:display-name="fillblankques_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M_address_line" style:display-name="FM_address_lin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M_catalog" style:display-name="FM_catalog"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M_contributors" style:display-name="FM_contributors"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M_copyright_line" style:display-name="FM_copyright_lin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M_edition" style:display-name="FM_editio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M_editor" style:display-name="FM_editor"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M_half_title" style:display-name="FM_half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M_license" style:display-name="FM_licens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M_print_info" style:display-name="FM_print_info"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M_title_page" style:display-name="FM_title_pag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M_Toc_1" style:display-name="FM_Toc_1"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M_TOC_Author" style:display-name="FM_TOC_Author"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M_Toc_title" style:display-name="FM_Toc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ootnote" style:display-name="footnot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ootnote_text" style:display-name="footnote_tex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ormal_arg" style:display-name="formal_arg"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ormalarg_end" style:display-name="formalarg_end" style:family="paragraph">
      <style:paragraph-properties fo:margin-bottom="0.6944in" fo:line-height="100%"/>
      <style:text-properties style:font-name="Times New Roman" style:font-name-complex="Times New Roman" style:font-weight-complex="bold" fo:color="#008000" fo:font-size="12pt" style:font-size-asian="12pt" style:font-size-complex="12pt" fo:hyphenate="false"/>
    </style:style>
    <style:style style:name="front_matter_title" style:display-name="front_matter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further_reading" style:display-name="further_reading"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glossary_sub_title" style:display-name="glossary_sub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glossary_title" style:display-name="glossary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government_ref" style:display-name="government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grant_info" style:display-name="grant_info"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Group_END" style:display-name="Group_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Group_Start" style:display-name="Group_Star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grp_abstract_title" style:display-name="grp_abstract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hand_book_ref" style:display-name="hand_book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heading" style:display-name="heading"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heading-01" style:display-name="heading-01" style:family="paragraph">
      <style:paragraph-properties fo:margin-bottom="0.6944in" fo:line-height="100%"/>
      <style:text-properties style:font-name="Times New Roman" style:font-name-complex="Times New Roman" style:font-weight-complex="bold" fo:color="#0000FF" fo:font-size="16pt" style:font-size-asian="16pt" style:font-size-complex="12pt" fo:hyphenate="false"/>
    </style:style>
    <style:style style:name="heading-02" style:display-name="heading-02" style:family="paragraph">
      <style:paragraph-properties fo:margin-bottom="0.6944in" fo:line-height="100%"/>
      <style:text-properties style:font-name="Times New Roman" style:font-name-complex="Times New Roman" style:font-weight-complex="bold" fo:color="#666699" fo:font-size="15pt" style:font-size-asian="15pt" style:font-size-complex="12pt" fo:hyphenate="false"/>
    </style:style>
    <style:style style:name="heading-03" style:display-name="heading-03" style:family="paragraph">
      <style:paragraph-properties fo:margin-bottom="0.6944in" fo:line-height="100%"/>
      <style:text-properties style:font-name="Times New Roman" style:font-name-complex="Times New Roman" style:font-weight-complex="bold" fo:color="#000080" fo:font-size="14pt" style:font-size-asian="14pt" style:font-size-complex="12pt" fo:hyphenate="false"/>
    </style:style>
    <style:style style:name="heading-04" style:display-name="heading-04" style:family="paragraph">
      <style:paragraph-properties fo:margin-bottom="0.6944in" fo:line-height="100%"/>
      <style:text-properties style:font-name="Times New Roman" style:font-name-complex="Times New Roman" style:font-weight-complex="bold" fo:color="#000080" fo:font-size="14pt" style:font-size-asian="14pt" style:font-size-complex="12pt" fo:hyphenate="false"/>
    </style:style>
    <style:style style:name="heading-05" style:display-name="heading-05" style:family="paragraph">
      <style:paragraph-properties fo:margin-bottom="0.6944in" fo:line-height="100%"/>
      <style:text-properties style:font-name="Times New Roman" style:font-name-complex="Times New Roman" style:font-weight-complex="bold" fo:color="#000080" fo:font-size="14pt" style:font-size-asian="14pt" style:font-size-complex="12pt" fo:hyphenate="false"/>
    </style:style>
    <style:style style:name="heading-06" style:display-name="heading-06" style:family="paragraph">
      <style:paragraph-properties fo:margin-bottom="0.6944in" fo:line-height="100%"/>
      <style:text-properties style:font-name="Times New Roman" style:font-name-complex="Times New Roman" style:font-weight-complex="bold" fo:color="#000080" fo:font-size="14pt" style:font-size-asian="14pt" style:font-size-complex="12pt" fo:hyphenate="false"/>
    </style:style>
    <style:style style:name="history_info" style:display-name="history_info"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Idx1" style:display-name="Idx1"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Idx2" style:display-name="Idx2"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Idx3" style:display-name="Idx3"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imprint-bl-data" style:display-name="imprint-bl-data"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imprint-cip-data" style:display-name="imprint-cip-data"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imprint-other" style:display-name="imprint-other"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imprint-publication-data" style:display-name="imprint-publication-data"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imprint-reproduction" style:display-name="imprint-reproductio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imprint-statement" style:display-name="imprint-statemen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imprint-trademark" style:display-name="imprint-trademark"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ImprintPageEnd" style:display-name="ImprintPage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ImprintPageStart" style:display-name="ImprintPageStar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Index_subtitle" style:display-name="Index_sub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index_title" style:display-name="index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learnobj_list_End" style:display-name="learnobj_list_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learnobj_list_ST" style:display-name="learnobj_list_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left_rh" style:display-name="left_rh"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legal_ref" style:display-name="legal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lettered_list_item" style:display-name="lettered_list_item"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list_cont_para" style:display-name="list_cont_para"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list_continue_End" style:display-name="list_continue_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list_continue_ST" style:display-name="list_continue_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list_subtitle" style:display-name="list_sub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list_title" style:display-name="list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keyword_title" style:display-name="keyword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keywords" style:display-name="keywords"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map_caption" style:display-name="map_captio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margin_number_End" style:display-name="margin_number_End" style:family="paragraph">
      <style:paragraph-properties fo:margin-bottom="0.6944in" fo:line-height="100%"/>
      <style:text-properties style:font-name="Times New Roman" style:font-name-complex="Times New Roman" style:font-weight-complex="bold" fo:color="#FF00FF" fo:font-size="12pt" style:font-size-asian="12pt" style:font-size-complex="12pt" fo:hyphenate="false"/>
    </style:style>
    <style:style style:name="margin_number_head" style:display-name="margin_number_head" style:family="paragraph">
      <style:paragraph-properties fo:margin-bottom="0.6944in" fo:line-height="100%"/>
      <style:text-properties style:font-name="Times New Roman" style:font-name-complex="Times New Roman" style:font-weight-complex="bold" fo:color="#800000" fo:font-size="12pt" style:font-size-asian="12pt" style:font-size-complex="12pt" fo:hyphenate="false"/>
    </style:style>
    <style:style style:name="margin_number_ST" style:display-name="margin_number_ST" style:family="paragraph">
      <style:paragraph-properties fo:margin-bottom="0.6944in" fo:line-height="100%"/>
      <style:text-properties style:font-name="Times New Roman" style:font-name-complex="Times New Roman" style:font-weight-complex="bold" fo:color="#FF00FF" fo:font-size="12pt" style:font-size-asian="12pt" style:font-size-complex="12pt" fo:hyphenate="false"/>
    </style:style>
    <style:style style:name="matchques_End" style:display-name="matchques_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matchques_ST" style:display-name="matchques_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matchques_title" style:display-name="matchques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media_caption" style:display-name="media_captio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metadata_article_title" style:display-name="metadata_article_title" style:family="paragraph">
      <style:paragraph-properties fo:margin-bottom="0.6944in" fo:line-height="100%"/>
      <style:text-properties style:font-name="Times New Roman" style:font-name-complex="Times New Roman" style:font-weight-complex="bold" fo:color="#0000FF" fo:font-size="18pt" style:font-size-asian="18pt" style:font-size-complex="12pt" fo:hyphenate="false"/>
    </style:style>
    <style:style style:name="journal_ref" style:display-name="journal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movie_caption" style:display-name="movie_captio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note_ref" style:display-name="note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notes_footnote" style:display-name="notes_footnot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notes_title" style:display-name="notes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numbered_list_item" style:display-name="numbered_list_item"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openerintro_End" style:display-name="openerintro_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openerintro_ST" style:display-name="openerintro_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other_ref" style:display-name="other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outline_list_End" style:display-name="outline_list_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outline_list_ST" style:display-name="outline_list_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aired_list_End" style:display-name="paired_list_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aired_list_ST" style:display-name="paired_list_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airedlist_item1" style:display-name="pairedlist_item1"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airedlist_item2" style:display-name="pairedlist_item2"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aper_ref" style:display-name="paper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ara_credit" style:display-name="para_credi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ara_no-indent" style:display-name="para_no-inden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ara_text" style:display-name="para_tex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art_caption" style:display-name="part_captio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art_label" style:display-name="part_label"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art_opnr" style:display-name="part_opnr"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atent_ref" style:display-name="patent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ersonal_communication_ref" style:display-name="personal_communication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oem_source" style:display-name="poem_sourc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oem_text" style:display-name="poem_tex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oem_title" style:display-name="poem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recis_abstract" style:display-name="precis_abstrac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reface" style:display-name="prefac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reformat" style:display-name="preforma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reprint_ref" style:display-name="preprint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resent" style:display-name="presen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rivate_communication_ref" style:display-name="private_communication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rocedure_list_End" style:display-name="procedure_list_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rocedure_list_ST" style:display-name="procedure_list_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rintaffiliation" style:display-name="printaffiliatio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roceeding_ref" style:display-name="proceeding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ullquot" style:display-name="pullquo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quesinstruction" style:display-name="quesinstructio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question_text" style:display-name="question_tex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refbibl" style:display-name="refbibl"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reference_subtitle" style:display-name="reference_sub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reference_title" style:display-name="reference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related_article" style:display-name="related_artic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Replace_temp" style:display-name="Replace_temp"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report_ref" style:display-name="report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right_rh" style:display-name="right_rh"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roman_list_item" style:display-name="roman_list_item"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eriespage" style:display-name="seriespag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eriesPageEnd" style:display-name="SeriesPage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eriesPageStart" style:display-name="SeriesPageStar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hortques_End" style:display-name="shortques_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hortques_ST" style:display-name="shortques_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idebar_End" style:display-name="Sidebar_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idebar_ST" style:display-name="Sidebar_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idebar_title" style:display-name="sidebar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ign_block" style:display-name="sign_block"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implepara" style:display-name="simplepara"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product" style:display-name="produc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alut" style:display-name="salu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cheme_caption" style:display-name="scheme_captio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tandard_ref" style:display-name="standard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upplement_text" style:display-name="supplement_tex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upplement_title" style:display-name="supplement_tit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upplementary_fig" style:display-name="supplementary_fig"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upplementary_table" style:display-name="supplementary_tabl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ynth_text" style:display-name="synth_tex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table_body" style:display-name="table_body"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table_caption" style:display-name="table_captio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table_footnote" style:display-name="table_footnot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table_head" style:display-name="table_hea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table_number" style:display-name="table_number"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table_rowhead" style:display-name="table_rowhea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table_source" style:display-name="table_source"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tax_hierar_list" style:display-name="tax_hierar_li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tax_major" style:display-name="tax_major"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tax_minor" style:display-name="tax_minor"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ub_heading-01" style:display-name="sub_heading-01" style:family="paragraph">
      <style:paragraph-properties fo:margin-bottom="0.6944in" fo:line-height="100%"/>
      <style:text-properties style:font-name="Times New Roman" style:font-name-complex="Times New Roman" style:font-weight-complex="bold" fo:color="#FF99CC" fo:font-size="12pt" style:font-size-asian="12pt" style:font-size-complex="12pt" fo:hyphenate="false"/>
    </style:style>
    <style:style style:name="sub_heading-02" style:display-name="sub_heading-02" style:family="paragraph">
      <style:paragraph-properties fo:margin-bottom="0.6944in" fo:line-height="100%"/>
      <style:text-properties style:font-name="Times New Roman" style:font-name-complex="Times New Roman" style:font-weight-complex="bold" fo:color="#FF99CC" fo:font-size="12pt" style:font-size-asian="12pt" style:font-size-complex="12pt" fo:hyphenate="false"/>
    </style:style>
    <style:style style:name="sub_heading-03" style:display-name="sub_heading-03" style:family="paragraph">
      <style:paragraph-properties fo:margin-bottom="0.6944in" fo:line-height="100%"/>
      <style:text-properties style:font-name="Times New Roman" style:font-name-complex="Times New Roman" style:font-weight-complex="bold" fo:color="#FF99CC" fo:font-size="12pt" style:font-size-asian="12pt" style:font-size-complex="12pt" fo:hyphenate="false"/>
    </style:style>
    <style:style style:name="sub_heading-04" style:display-name="sub_heading-04" style:family="paragraph">
      <style:paragraph-properties fo:margin-bottom="0.6944in" fo:line-height="100%"/>
      <style:text-properties style:font-name="Times New Roman" style:font-name-complex="Times New Roman" style:font-weight-complex="bold" fo:color="#FF99CC" fo:font-size="12pt" style:font-size-asian="12pt" style:font-size-complex="12pt" fo:hyphenate="false"/>
    </style:style>
    <style:style style:name="sub_heading-05" style:display-name="sub_heading-05" style:family="paragraph">
      <style:paragraph-properties fo:margin-bottom="0.6944in" fo:line-height="100%"/>
      <style:text-properties style:font-name="Times New Roman" style:font-name-complex="Times New Roman" style:font-weight-complex="bold" fo:color="#FF99CC" fo:font-size="12pt" style:font-size-asian="12pt" style:font-size-complex="12pt" fo:hyphenate="false"/>
    </style:style>
    <style:style style:name="sub_heading-06" style:display-name="sub_heading-06" style:family="paragraph">
      <style:paragraph-properties fo:margin-bottom="0.6944in" fo:line-height="100%"/>
      <style:text-properties style:font-name="Times New Roman" style:font-name-complex="Times New Roman" style:font-weight-complex="bold" fo:color="#FF99CC" fo:font-size="12pt" style:font-size-asian="12pt" style:font-size-complex="12pt" fo:hyphenate="false"/>
    </style:style>
    <style:style style:name="super_heading-01" style:display-name="super_heading-01" style:family="paragraph">
      <style:paragraph-properties fo:margin-bottom="0.6944in" fo:line-height="100%"/>
      <style:text-properties style:font-name="Times New Roman" style:font-name-complex="Times New Roman" style:font-weight-complex="bold" fo:color="#993366" fo:font-size="12pt" style:font-size-asian="12pt" style:font-size-complex="12pt" fo:hyphenate="false"/>
    </style:style>
    <style:style style:name="super_heading-02" style:display-name="super_heading-02" style:family="paragraph">
      <style:paragraph-properties fo:margin-bottom="0.6944in" fo:line-height="100%"/>
      <style:text-properties style:font-name="Times New Roman" style:font-name-complex="Times New Roman" style:font-weight-complex="bold" fo:color="#993366" fo:font-size="12pt" style:font-size-asian="12pt" style:font-size-complex="12pt" fo:hyphenate="false"/>
    </style:style>
    <style:style style:name="super_heading-03" style:display-name="super_heading-03" style:family="paragraph">
      <style:paragraph-properties fo:margin-bottom="0.6944in" fo:line-height="100%"/>
      <style:text-properties style:font-name="Times New Roman" style:font-name-complex="Times New Roman" style:font-weight-complex="bold" fo:color="#993366" fo:font-size="12pt" style:font-size-asian="12pt" style:font-size-complex="12pt" fo:hyphenate="false"/>
    </style:style>
    <style:style style:name="super_heading-04" style:display-name="super_heading-04" style:family="paragraph">
      <style:paragraph-properties fo:margin-bottom="0.6944in" fo:line-height="100%"/>
      <style:text-properties style:font-name="Times New Roman" style:font-name-complex="Times New Roman" style:font-weight-complex="bold" fo:color="#993366" fo:font-size="12pt" style:font-size-asian="12pt" style:font-size-complex="12pt" fo:hyphenate="false"/>
    </style:style>
    <style:style style:name="super_heading-05" style:display-name="super_heading-05" style:family="paragraph">
      <style:paragraph-properties fo:margin-bottom="0.6944in" fo:line-height="100%"/>
      <style:text-properties style:font-name="Times New Roman" style:font-name-complex="Times New Roman" style:font-weight-complex="bold" fo:color="#993366" fo:font-size="12pt" style:font-size-asian="12pt" style:font-size-complex="12pt" fo:hyphenate="false"/>
    </style:style>
    <style:style style:name="super_heading-06" style:display-name="super_heading-06" style:family="paragraph">
      <style:paragraph-properties fo:margin-bottom="0.6944in" fo:line-height="100%"/>
      <style:text-properties style:font-name="Times New Roman" style:font-name-complex="Times New Roman" style:font-weight-complex="bold" fo:color="#993366" fo:font-size="12pt" style:font-size-asian="12pt" style:font-size-complex="12pt" fo:hyphenate="false"/>
    </style:style>
    <style:style style:name="tax_syn_list" style:display-name="tax_syn_li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teaser_abstract" style:display-name="teaser_abstrac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self_citation" style:display-name="self_citation"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thesis_ref" style:display-name="thesis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vignette_End" style:display-name="vignette_End" style:family="paragraph">
      <style:paragraph-properties fo:margin-bottom="0.6944in" fo:line-height="100%"/>
      <style:text-properties style:font-name="Times New Roman" style:font-name-complex="Times New Roman" style:font-weight-complex="bold" fo:color="#FF00FF" fo:font-size="12pt" style:font-size-asian="12pt" style:font-size-complex="12pt" fo:hyphenate="false"/>
    </style:style>
    <style:style style:name="vignette_ST" style:display-name="vignette_ST" style:family="paragraph">
      <style:paragraph-properties fo:margin-bottom="0.6944in" fo:line-height="100%"/>
      <style:text-properties style:font-name="Times New Roman" style:font-name-complex="Times New Roman" style:font-weight-complex="bold" fo:color="#FF00FF" fo:font-size="12pt" style:font-size-asian="12pt" style:font-size-complex="12pt" fo:hyphenate="false"/>
    </style:style>
    <style:style style:name="truefalseques_End" style:display-name="truefalseques_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truefalseques_ST" style:display-name="truefalseques_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unnumbered_list_item" style:display-name="unnumbered_list_item"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unpublished_ref" style:display-name="unpublished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uri_list_End" style:display-name="uri_list_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uri_list_ST" style:display-name="uri_list_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TOC_END" style:display-name="TOC_EN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toc_head" style:display-name="toc_head"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TOC_ST" style:display-name="TOC_S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trans_abstract" style:display-name="trans_abstract"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url_ref" style:display-name="url_ref" style:family="paragraph">
      <style:paragraph-properties fo:margin-bottom="0.6944in" fo:line-height="100%"/>
      <style:text-properties style:font-name="Times New Roman" style:font-name-complex="Times New Roman" style:font-weight-complex="bold" fo:color="#000000" fo:font-size="12pt" style:font-size-asian="12pt" style:font-size-complex="12pt" fo:hyphenate="false"/>
    </style:style>
    <style:style style:name="verse_line" style:display-name="verse_lin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trans_subtitle" style:display-name="trans_subtitl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trans_title" style:display-name="trans_titl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url" style:display-name="url"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00FF" style:text-scale="100%" style:letter-kerning="false" style:text-position="0% 100%" fo:font-size="12pt" style:font-size-asian="12pt" style:font-size-complex="12pt" style:text-underline-type="none" fo:language="en" fo:country="US"/>
    </style:style>
    <style:style style:name="url_desc" style:display-name="url_desc"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volnum" style:display-name="volnum"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8000" style:text-scale="100%" style:letter-kerning="false" style:text-position="0% 100%" fo:font-size="12pt" style:font-size-asian="12pt" style:font-size-complex="12pt" style:text-underline-type="none" fo:language="en" fo:country="US"/>
    </style:style>
    <style:style style:name="volum_title" style:display-name="volum_titl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xml_text" style:display-name="xml_text"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00FF" style:text-scale="100%" style:letter-kerning="false" style:text-position="0% 100%" fo:font-size="12pt" style:font-size-asian="12pt" style:font-size-complex="12pt" style:text-underline-type="none" fo:language="en" fo:country="US"/>
    </style:style>
    <style:style style:name="xref" style:display-name="xref"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FF" style:text-scale="100%" style:letter-kerning="false" style:text-position="0% 100%" fo:font-size="12pt" style:font-size-asian="12pt" style:font-size-complex="12pt" style:text-underline-type="none" fo:language="en" fo:country="US"/>
    </style:style>
    <style:style style:name="xref_app" style:display-name="xref_app"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FF" style:text-scale="100%" style:letter-kerning="false" style:text-position="0% 100%" fo:font-size="12pt" style:font-size-asian="12pt" style:font-size-complex="12pt" style:text-underline-type="none" fo:language="en" fo:country="US"/>
    </style:style>
    <style:style style:name="xref_bib" style:display-name="xref_bib"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FF" style:text-scale="100%" style:letter-kerning="false" style:text-position="0% 100%" fo:font-size="12pt" style:font-size-asian="12pt" style:font-size-complex="12pt" style:text-underline-type="none" fo:language="en" fo:country="US"/>
    </style:style>
    <style:style style:name="xref_box" style:display-name="xref_box"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FF" style:text-scale="100%" style:letter-kerning="false" style:text-position="0% 100%" fo:font-size="12pt" style:font-size-asian="12pt" style:font-size-complex="12pt" style:text-underline-type="none" fo:language="en" fo:country="US"/>
    </style:style>
    <style:style style:name="xref_chap" style:display-name="xref_chap"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8080" style:text-scale="100%" style:letter-kerning="false" style:text-position="0% 100%" fo:font-size="12pt" style:font-size-asian="12pt" style:font-size-complex="12pt" style:text-underline-type="none" fo:language="en" fo:country="US"/>
    </style:style>
    <style:style style:name="xref_cht" style:display-name="xref_cht"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800000" style:text-scale="100%" style:letter-kerning="false" style:text-position="0% 100%" fo:font-size="12pt" style:font-size-asian="12pt" style:font-size-complex="12pt" style:text-underline-type="none" fo:language="en" fo:country="US"/>
    </style:style>
    <style:style style:name="xref_eqn" style:display-name="xref_eqn"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00FF" style:text-scale="100%" style:letter-kerning="false" style:text-position="0% 100%" fo:font-size="12pt" style:font-size-asian="12pt" style:font-size-complex="12pt" style:text-underline-type="none" fo:language="en" fo:country="US"/>
    </style:style>
    <style:style style:name="xref_fig" style:display-name="xref_fig"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800000" style:text-scale="100%" style:letter-kerning="false" style:text-position="0% 100%" fo:font-size="12pt" style:font-size-asian="12pt" style:font-size-complex="12pt" style:text-underline-type="none" fo:language="en" fo:country="US"/>
    </style:style>
    <style:style style:name="xref_med" style:display-name="xref_med"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FF" style:text-scale="100%" style:letter-kerning="false" style:text-position="0% 100%" fo:font-size="12pt" style:font-size-asian="12pt" style:font-size-complex="12pt" style:text-underline-type="none" fo:language="en" fo:country="US"/>
    </style:style>
    <style:style style:name="xref_sbar" style:display-name="xref_sbar"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FF" style:text-scale="100%" style:letter-kerning="false" style:text-position="0% 100%" fo:font-size="12pt" style:font-size-asian="12pt" style:font-size-complex="12pt" style:text-underline-type="none" fo:language="en" fo:country="US"/>
    </style:style>
    <style:style style:name="xref_sch" style:display-name="xref_sch"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800000" style:text-scale="100%" style:letter-kerning="false" style:text-position="0% 100%" fo:font-size="12pt" style:font-size-asian="12pt" style:font-size-complex="12pt" style:text-underline-type="none" fo:language="en" fo:country="US"/>
    </style:style>
    <style:style style:name="xref_sec" style:display-name="xref_sec"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8080" style:text-scale="100%" style:letter-kerning="false" style:text-position="0% 100%" fo:font-size="12pt" style:font-size-asian="12pt" style:font-size-complex="12pt" style:text-underline-type="none" fo:language="en" fo:country="US"/>
    </style:style>
    <style:style style:name="xref_tbl" style:display-name="xref_tbl"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800000" style:text-scale="100%" style:letter-kerning="false" style:text-position="0% 100%" fo:font-size="12pt" style:font-size-asian="12pt" style:font-size-complex="12pt" style:text-underline-type="none" fo:language="en" fo:country="US"/>
    </style:style>
    <style:style style:name="xref_tblfn" style:display-name="xref_tblfn"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FF" style:text-scale="100%" style:letter-kerning="false" style:text-position="0% 100%" fo:font-size="12pt" style:font-size-asian="12pt" style:font-size-complex="12pt" style:text-underline-type="none" fo:language="en" fo:country="US"/>
    </style:style>
    <style:style style:name="year" style:display-name="year"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00FF" style:text-scale="100%" style:letter-kerning="false" style:text-position="0% 100%" fo:font-size="12pt" style:font-size-asian="12pt" style:font-size-complex="12pt" style:text-underline-type="none" fo:language="en" fo:country="US"/>
    </style:style>
    <style:style style:name="thesis_title" style:display-name="thesis_titl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series" style:display-name="series"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series_title" style:display-name="series_titl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term" style:display-name="term"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00FF" style:text-scale="100%" style:letter-kerning="false" style:text-position="0% 100%" fo:font-size="12pt" style:font-size-asian="12pt" style:font-size-complex="12pt" style:text-underline-type="none" fo:language="en" fo:country="US"/>
    </style:style>
    <style:style style:name="thesis" style:display-name="thesis"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suppl" style:display-name="suppl"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tax_rank" style:display-name="tax_rank"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style:use-window-font-color="true" style:text-scale="100%" style:letter-kerning="false" style:text-position="0% 100%" fo:font-size="12pt" style:font-size-asian="12pt" style:font-size-complex="12pt" style:text-underline-type="none" fo:language="en" fo:country="US"/>
    </style:style>
    <style:style style:name="state" style:display-name="stat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993300" style:text-scale="100%" style:letter-kerning="false" style:text-position="0% 100%" fo:font-size="12pt" style:font-size-asian="12pt" style:font-size-complex="12pt" style:text-underline-type="none" fo:language="en" fo:country="US"/>
    </style:style>
    <style:style style:name="street" style:display-name="street"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6600" style:text-scale="100%" style:letter-kerning="false" style:text-position="0% 100%" fo:font-size="12pt" style:font-size-asian="12pt" style:font-size-complex="12pt" style:text-underline-type="none" fo:language="en" fo:country="US"/>
    </style:style>
    <style:style style:name="string_date" style:display-name="string_dat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stylenotfound" style:display-name="stylenotfound"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season" style:display-name="season"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publoc" style:display-name="publoc"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6600" style:text-scale="100%" style:letter-kerning="false" style:text-position="0% 100%" fo:font-size="12pt" style:font-size-asian="12pt" style:font-size-complex="12pt" style:text-underline-type="none" fo:language="en" fo:country="US"/>
    </style:style>
    <style:style style:name="pubname" style:display-name="pubnam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0000" style:text-scale="100%" style:letter-kerning="false" style:text-position="0% 100%" fo:font-size="12pt" style:font-size-asian="12pt" style:font-size-complex="12pt" style:text-underline-type="none" fo:language="en" fo:country="US"/>
    </style:style>
    <style:style style:name="size" style:display-name="siz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source" style:display-name="sourc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speaker" style:display-name="speaker"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speech_source" style:display-name="speech_sourc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rrid" style:display-name="rrid"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333399" style:text-scale="100%" style:letter-kerning="false" style:text-position="0% 100%" fo:font-size="12pt" style:font-size-asian="12pt" style:font-size-complex="12pt" style:text-underline-type="none" fo:language="en" fo:country="US"/>
    </style:style>
    <style:style style:name="rridi" style:display-name="rridi"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9900" style:text-scale="100%" style:letter-kerning="false" style:text-position="0% 100%" fo:font-size="12pt" style:font-size-asian="12pt" style:font-size-complex="12pt" style:text-underline-type="none" fo:language="en" fo:country="US"/>
    </style:style>
    <style:style style:name="report_title" style:display-name="report_titl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ref_xref" style:display-name="ref_xref"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00FF" style:text-scale="100%" style:letter-kerning="false" style:text-position="0% 100%" fo:font-size="12pt" style:font-size-asian="12pt" style:font-size-complex="12pt" style:text-underline-type="none" fo:language="en" fo:country="US"/>
    </style:style>
    <style:style style:name="proceeding_title" style:display-name="proceeding_titl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printonly" style:display-name="printonly"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procedurestep_title" style:display-name="procedurestep_titl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price" style:display-name="pric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postbox" style:display-name="postbox"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postcode" style:display-name="postcod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800000" style:text-scale="100%" style:letter-kerning="false" style:text-position="0% 100%" fo:font-size="12pt" style:font-size-asian="12pt" style:font-size-complex="12pt" style:text-underline-type="none" fo:language="en" fo:country="US"/>
    </style:style>
    <style:style style:name="phone" style:display-name="phon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666699" style:text-scale="100%" style:letter-kerning="false" style:text-position="0% 100%" fo:font-size="12pt" style:font-size-asian="12pt" style:font-size-complex="12pt" style:text-underline-type="none" fo:language="en" fo:country="US"/>
    </style:style>
    <style:style style:name="patent_title" style:display-name="patent_titl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pdf_text" style:display-name="pdf_text"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00FF" style:text-scale="100%" style:letter-kerning="false" style:text-position="0% 100%" fo:font-size="12pt" style:font-size-asian="12pt" style:font-size-complex="12pt" style:text-underline-type="none" fo:language="en" fo:country="US"/>
    </style:style>
    <style:style style:name="part_title" style:display-name="part_titl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patent_number" style:display-name="patent_number"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page_range" style:display-name="page_rang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orcid" style:display-name="orcid"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800080" style:text-scale="100%" style:letter-kerning="false" style:text-position="0% 100%" fo:font-size="12pt" style:font-size-asian="12pt" style:font-size-complex="12pt" style:text-underline-type="none" fo:language="en" fo:country="US"/>
    </style:style>
    <style:style style:name="orgdiv" style:display-name="orgdiv"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FF" style:text-scale="100%" style:letter-kerning="false" style:text-position="0% 100%" fo:font-size="12pt" style:font-size-asian="12pt" style:font-size-complex="12pt" style:text-underline-type="none" fo:language="en" fo:country="US"/>
    </style:style>
    <style:style style:name="orgname" style:display-name="orgnam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666699" style:text-scale="100%" style:letter-kerning="false" style:text-position="0% 100%" fo:font-size="12pt" style:font-size-asian="12pt" style:font-size-complex="12pt" style:text-underline-type="none" fo:language="en" fo:country="US"/>
    </style:style>
    <style:style style:name="on_behalf_of" style:display-name="on_behalf_of"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online_text" style:display-name="online_text"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3366" style:text-scale="100%" style:letter-kerning="false" style:text-position="0% 100%" fo:font-size="12pt" style:font-size-asian="12pt" style:font-size-complex="12pt" style:text-underline-type="none" fo:language="en" fo:country="US"/>
    </style:style>
    <style:style style:name="open_access" style:display-name="open_access"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number" style:display-name="number"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non-breaking" style:display-name="non-breaking"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800080" style:text-scale="100%" style:letter-kerning="false" style:text-position="0% 100%" fo:font-size="12pt" style:font-size-asian="12pt" style:font-size-complex="12pt" style:text-underline-type="none" fo:language="en" fo:country="US"/>
    </style:style>
    <style:style style:name="keyword_text" style:display-name="keyword_text"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month" style:display-name="month"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800080" style:text-scale="100%" style:letter-kerning="false" style:text-position="0% 100%" fo:font-size="12pt" style:font-size-asian="12pt" style:font-size-complex="12pt" style:text-underline-type="none" fo:language="en" fo:country="US"/>
    </style:style>
    <style:style style:name="matchques_number" style:display-name="matchques_number"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label" style:display-name="label"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FF" style:text-scale="100%" style:letter-kerning="false" style:text-position="0% 100%" fo:font-size="12pt" style:font-size-asian="12pt" style:font-size-complex="12pt" style:text-underline-type="none" fo:language="en" fo:country="US"/>
    </style:style>
    <style:style style:name="last_page" style:display-name="last_pag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3366FF" style:text-scale="100%" style:letter-kerning="false" style:text-position="0% 100%" fo:font-size="12pt" style:font-size-asian="12pt" style:font-size-complex="12pt" style:text-underline-type="none" fo:language="en" fo:country="US"/>
    </style:style>
    <style:style style:name="lead_in" style:display-name="lead_in"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8000" style:text-scale="100%" style:letter-kerning="false" style:text-position="0% 100%" fo:font-size="12pt" style:font-size-asian="12pt" style:font-size-complex="12pt" style:text-underline-type="none" fo:language="en" fo:country="US"/>
    </style:style>
    <style:style style:name="long_desc" style:display-name="long_desc"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inline_equation" style:display-name="inline_equation"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inline_supplement_text" style:display-name="inline_supplement_text"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isbn" style:display-name="isbn"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issn" style:display-name="issn"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issnum" style:display-name="issnum"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6600" style:text-scale="100%" style:letter-kerning="false" style:text-position="0% 100%" fo:font-size="12pt" style:font-size-asian="12pt" style:font-size-complex="12pt" style:text-underline-type="none" fo:language="en" fo:country="US"/>
    </style:style>
    <style:style style:name="jnrl_title" style:display-name="jnrl_titl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33CCCC" style:text-scale="100%" style:letter-kerning="false" style:text-position="0% 100%" fo:font-size="12pt" style:font-size-asian="12pt" style:font-size-complex="12pt" style:text-underline-type="none" fo:language="en" fo:country="US"/>
    </style:style>
    <style:style style:name="ibid" style:display-name="ibid"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grant_number" style:display-name="grant_number"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993300" style:text-scale="100%" style:letter-kerning="false" style:text-position="0% 100%" fo:font-size="12pt" style:font-size-asian="12pt" style:font-size-complex="12pt" style:text-underline-type="none" fo:language="en" fo:country="US"/>
    </style:style>
    <style:style style:name="grant_sponsor" style:display-name="grant_sponsor"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8000" style:text-scale="100%" style:letter-kerning="false" style:text-position="0% 100%" fo:font-size="12pt" style:font-size-asian="12pt" style:font-size-complex="12pt" style:text-underline-type="none" fo:language="en" fo:country="US"/>
    </style:style>
    <style:style style:name="graphic" style:display-name="graphic"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gov_info" style:display-name="gov_info"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glossary_term" style:display-name="glossary_term"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genbank" style:display-name="genbank"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style:use-window-font-color="true" style:text-scale="100%" style:letter-kerning="false" style:text-position="0% 100%" fo:font-size="12pt" style:font-size-asian="12pt" style:font-size-complex="12pt" style:text-underline-type="none" fo:language="en" fo:country="US"/>
    </style:style>
    <style:style style:name="genus_species" style:display-name="genus_species"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style:use-window-font-color="true" style:text-scale="100%" style:letter-kerning="false" style:text-position="0% 100%" fo:font-size="12pt" style:font-size-asian="12pt" style:font-size-complex="12pt" style:text-underline-type="none" fo:language="en" fo:country="US"/>
    </style:style>
    <style:style style:name="fnt_xref" style:display-name="fnt_xref"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first_page" style:display-name="first_pag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FF" style:text-scale="100%" style:letter-kerning="false" style:text-position="0% 100%" fo:font-size="12pt" style:font-size-asian="12pt" style:font-size-complex="12pt" style:text-underline-type="none" fo:language="en" fo:country="US"/>
    </style:style>
    <style:style style:name="fixed_case" style:display-name="fixed_cas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fax" style:display-name="fax"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0000" style:text-scale="100%" style:letter-kerning="false" style:text-position="0% 100%" fo:font-size="12pt" style:font-size-asian="12pt" style:font-size-complex="12pt" style:text-underline-type="none" fo:language="en" fo:country="US"/>
    </style:style>
    <style:style style:name="etal" style:display-name="etal"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00FF" style:text-scale="100%" style:letter-kerning="false" style:text-position="0% 100%" fo:font-size="12pt" style:font-size-asian="12pt" style:font-size-complex="12pt" style:text-underline-type="none" fo:language="en" fo:country="US"/>
    </style:style>
    <style:style style:name="email" style:display-name="email"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00FF" style:text-scale="100%" style:letter-kerning="false" style:text-position="0% 100%" fo:font-size="12pt" style:font-size-asian="12pt" style:font-size-complex="12pt" style:text-underline-type="none" fo:language="en" fo:country="US"/>
    </style:style>
    <style:style style:name="def" style:display-name="def"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8000" style:text-scale="100%" style:letter-kerning="false" style:text-position="0% 100%" fo:font-size="12pt" style:font-size-asian="12pt" style:font-size-complex="12pt" style:text-underline-type="none" fo:language="en" fo:country="US"/>
    </style:style>
    <style:style style:name="doi" style:display-name="doi"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0000" style:text-scale="100%" style:letter-kerning="false" style:text-position="0% 100%" fo:font-size="12pt" style:font-size-asian="12pt" style:font-size-complex="12pt" style:text-underline-type="none" fo:language="en" fo:country="US"/>
    </style:style>
    <style:style style:name="edition" style:display-name="edition"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editor_degree" style:display-name="editor_degre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editor_fname" style:display-name="editor_fnam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993300" style:text-scale="100%" style:letter-kerning="false" style:text-position="0% 100%" fo:font-size="12pt" style:font-size-asian="12pt" style:font-size-complex="12pt" style:text-underline-type="none" fo:language="en" fo:country="US"/>
    </style:style>
    <style:style style:name="editor_honorific" style:display-name="editor_honorific"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editor_midname" style:display-name="editor_midnam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editor_role" style:display-name="editor_rol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editor_surname" style:display-name="editor_surnam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8000" style:text-scale="100%" style:letter-kerning="false" style:text-position="0% 100%" fo:font-size="12pt" style:font-size-asian="12pt" style:font-size-complex="12pt" style:text-underline-type="none" fo:language="en" fo:country="US"/>
    </style:style>
    <style:style style:name="day" style:display-name="day"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FFFF" style:text-scale="100%" style:letter-kerning="false" style:text-position="0% 100%" fo:font-size="12pt" style:font-size-asian="12pt" style:font-size-complex="12pt" style:text-underline-type="none" fo:language="en" fo:country="US"/>
    </style:style>
    <style:style style:name="country" style:display-name="country"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3300" style:text-scale="100%" style:letter-kerning="false" style:text-position="0% 100%" fo:font-size="12pt" style:font-size-asian="12pt" style:font-size-complex="12pt" style:text-underline-type="none" fo:language="en" fo:country="US"/>
    </style:style>
    <style:style style:name="contrib_id" style:display-name="contrib_id"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core" style:display-name="cor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00FF" style:text-scale="100%" style:letter-kerning="false" style:text-position="0% 100%" fo:font-size="12pt" style:font-size-asian="12pt" style:font-size-complex="12pt" style:text-underline-type="none" fo:language="en" fo:country="US"/>
    </style:style>
    <style:style style:name="conference_title" style:display-name="conference_titl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conf_acronym" style:display-name="conf_acronym"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conf_date" style:display-name="conf_dat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333399" style:text-scale="100%" style:letter-kerning="false" style:text-position="0% 100%" fo:font-size="12pt" style:font-size-asian="12pt" style:font-size-complex="12pt" style:text-underline-type="none" fo:language="en" fo:country="US"/>
    </style:style>
    <style:style style:name="conf_loc" style:display-name="conf_loc"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00FF" style:text-scale="100%" style:letter-kerning="false" style:text-position="0% 100%" fo:font-size="12pt" style:font-size-asian="12pt" style:font-size-complex="12pt" style:text-underline-type="none" fo:language="en" fo:country="US"/>
    </style:style>
    <style:style style:name="conf_name" style:display-name="conf_nam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9900" style:text-scale="100%" style:letter-kerning="false" style:text-position="0% 100%" fo:font-size="12pt" style:font-size-asian="12pt" style:font-size-complex="12pt" style:text-underline-type="none" fo:language="en" fo:country="US"/>
    </style:style>
    <style:style style:name="conf_number" style:display-name="conf_number"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conf_sponsor" style:display-name="conf_sponsor"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conf_theme" style:display-name="conf_them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collab" style:display-name="collab"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comment" style:display-name="comment"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00FF" style:text-scale="100%" style:letter-kerning="false" style:text-position="0% 100%" fo:font-size="12pt" style:font-size-asian="12pt" style:font-size-complex="12pt" style:text-underline-type="none" fo:language="en" fo:country="US"/>
    </style:style>
    <style:style style:name="chem_struct" style:display-name="chem_struct"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city" style:display-name="city"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code" style:display-name="cod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00FF" style:text-scale="100%" style:letter-kerning="false" style:text-position="0% 100%" fo:font-size="12pt" style:font-size-asian="12pt" style:font-size-complex="12pt" style:text-underline-type="none" fo:language="en" fo:country="US"/>
    </style:style>
    <style:style style:name="chapter_title" style:display-name="chapter_titl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FF" style:text-scale="100%" style:letter-kerning="false" style:text-position="0% 100%" fo:font-size="12pt" style:font-size-asian="12pt" style:font-size-complex="12pt" style:text-underline-type="none" fo:language="en" fo:country="US"/>
    </style:style>
    <style:style style:name="Chap_Number" style:display-name="Chap_Number"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00FF" style:text-scale="100%" style:letter-kerning="false" style:text-position="0% 100%" fo:font-size="12pt" style:font-size-asian="12pt" style:font-size-complex="12pt" style:text-underline-type="none" fo:language="en" fo:country="US"/>
    </style:style>
    <style:style style:name="aux_ref" style:display-name="aux_ref"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by" style:display-name="by"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book_title" style:display-name="book_titl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33CCCC" style:text-scale="100%" style:letter-kerning="false" style:text-position="0% 100%" fo:font-size="12pt" style:font-size-asian="12pt" style:font-size-complex="12pt" style:text-underline-type="none" fo:language="en" fo:country="US"/>
    </style:style>
    <style:style style:name="bioname" style:display-name="bionam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author_role" style:display-name="author_rol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author_surname" style:display-name="author_surnam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993300" style:text-scale="100%" style:letter-kerning="false" style:text-position="0% 100%" fo:font-size="12pt" style:font-size-asian="12pt" style:font-size-complex="12pt" style:text-underline-type="none" fo:language="en" fo:country="US"/>
    </style:style>
    <style:style style:name="aq_ref" style:display-name="aq_ref"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FF" style:text-scale="100%" style:letter-kerning="false" style:text-position="0% 100%" fo:font-size="12pt" style:font-size-asian="12pt" style:font-size-complex="12pt" style:text-underline-type="none" fo:language="en" fo:country="US"/>
    </style:style>
    <style:style style:name="articletitle" style:display-name="articletitl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FF" style:text-scale="100%" style:letter-kerning="false" style:text-position="0% 100%" fo:font-size="12pt" style:font-size-asian="12pt" style:font-size-complex="12pt" style:text-underline-type="none" fo:language="en" fo:country="US"/>
    </style:style>
    <style:style style:name="author_comment" style:display-name="author_comment"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author_degree" style:display-name="author_degre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author_fname" style:display-name="author_fnam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8000" style:text-scale="100%" style:letter-kerning="false" style:text-position="0% 100%" fo:font-size="12pt" style:font-size-asian="12pt" style:font-size-complex="12pt" style:text-underline-type="none" fo:language="en" fo:country="US"/>
    </style:style>
    <style:style style:name="author_honorific" style:display-name="author_honorific"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FF" style:text-scale="100%" style:letter-kerning="false" style:text-position="0% 100%" fo:font-size="12pt" style:font-size-asian="12pt" style:font-size-complex="12pt" style:text-underline-type="none" fo:language="en" fo:country="US"/>
    </style:style>
    <style:style style:name="author_midname" style:display-name="author_midnam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answer" style:display-name="answer"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8000" style:text-scale="100%" style:letter-kerning="false" style:text-position="0% 100%" fo:font-size="12pt" style:font-size-asian="12pt" style:font-size-complex="12pt" style:text-underline-type="none" fo:language="en" fo:country="US"/>
    </style:style>
    <style:style style:name="access_date" style:display-name="access_dat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339966" style:text-scale="100%" style:letter-kerning="false" style:text-position="0% 100%" fo:font-size="12pt" style:font-size-asian="12pt" style:font-size-complex="12pt" style:text-underline-type="none" fo:language="en" fo:country="US"/>
    </style:style>
    <style:style style:name="alt_collab" style:display-name="alt_collab"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alt_name" style:display-name="alt_nam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alt_txt" style:display-name="alt_txt"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FF00FF" style:text-scale="100%" style:letter-kerning="false" style:text-position="0% 100%" fo:font-size="12pt" style:font-size-asian="12pt" style:font-size-complex="12pt" style:text-underline-type="none" fo:language="en" fo:country="US"/>
    </style:style>
    <style:style style:name="annotation" style:display-name="annotation"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aff_xref" style:display-name="aff_xref"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abb_title" style:display-name="abb_title"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abbrev" style:display-name="abbrev"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0000" style:text-scale="100%" style:letter-kerning="false" style:text-position="0% 100%" fo:font-size="12pt" style:font-size-asian="12pt" style:font-size-complex="12pt" style:text-underline-type="none" fo:language="en" fo:country="US"/>
    </style:style>
    <style:style style:name="abstract_label" style:display-name="abstract_label" style:family="text" style:parent-style-name="DefaultParagraphFont">
      <style:text-properties style:font-name="Times New Roman" style:font-name-complex="Times New Roman" fo:font-weight="normal" style:font-weight-asian="normal" style:font-weight-complex="bold" fo:font-style="normal" style:font-style-asian="normal" fo:text-transform="none" fo:font-variant="normal" style:text-line-through-type="none" text:display="true" fo:color="#008000" style:text-scale="100%" style:letter-kerning="false" style:text-position="0% 100%" fo:font-size="12pt" style:font-size-asian="12pt" style:font-size-complex="12pt" style:text-underline-type="none" fo:language="en" fo:country="US"/>
    </style:style>
    <style:style style:name="normaltextrun" style:display-name="normaltextrun" style:family="text" style:parent-style-name="DefaultParagraphFont"/>
    <style:style style:name="findhit" style:display-name="findhit" style:family="text" style:parent-style-name="DefaultParagraphFont"/>
    <style:style style:name="eop" style:display-name="eop" style:family="text" style:parent-style-name="DefaultParagraphFont"/>
    <style:style style:name="FootnoteText" style:display-name="Footnote Text" style:family="paragraph" style:parent-style-name="Normal">
      <style:paragraph-properties fo:margin-bottom="0in" fo:line-height="100%"/>
      <style:text-properties style:font-name="Cambria" style:font-name-asian="Cambria" style:font-name-complex="Arial" fo:font-size="10pt" style:font-size-asian="10pt" style:font-size-complex="10pt" style:language-asian="en" style:country-asian="US" fo:hyphenate="false"/>
    </style:style>
    <style:style style:name="FootnoteTextChar" style:display-name="Footnote Text Char" style:family="text" style:parent-style-name="DefaultParagraphFont">
      <style:text-properties style:font-name="Cambria" style:font-name-asian="Cambria" style:font-name-complex="Arial" fo:font-size="10pt" style:font-size-asian="10pt" style:font-size-complex="10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asian="Courier New" style:font-name-complex="Courier New"/>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5" style:family="text">
      <style:text-properties style:font-name="Courier New" style:font-name-asian="Courier New" style:font-name-complex="Courier New"/>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8" style:family="text">
      <style:text-properties style:font-name="Courier New" style:font-name-asian="Courier New" style:font-name-complex="Courier New"/>
    </style:style>
    <style:style style:name="WW_CharLFO1LVL9" style:family="text">
      <style:text-properties style:font-name="Noto Sans Symbols" style:font-name-asian="Noto Sans Symbols" style:font-name-complex="Noto Sans Symbol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style:style style:name="WW_CharLFO3LVL1" style:family="text">
      <style:text-properties style:font-name="Noto Sans Symbols" style:font-name-asian="Noto Sans Symbols" style:font-name-complex="Noto Sans Symbols"/>
    </style:style>
    <style:style style:name="WW_CharLFO3LVL2" style:family="text">
      <style:text-properties style:font-name="Courier New" style:font-name-asian="Courier New" style:font-name-complex="Courier New"/>
    </style:style>
    <style:style style:name="WW_CharLFO3LVL3" style:family="text">
      <style:text-properties style:font-name="Noto Sans Symbols" style:font-name-asian="Noto Sans Symbols" style:font-name-complex="Noto Sans Symbols"/>
    </style:style>
    <style:style style:name="WW_CharLFO3LVL4" style:family="text">
      <style:text-properties style:font-name="Noto Sans Symbols" style:font-name-asian="Noto Sans Symbols" style:font-name-complex="Noto Sans Symbols"/>
    </style:style>
    <style:style style:name="WW_CharLFO3LVL5" style:family="text">
      <style:text-properties style:font-name="Courier New" style:font-name-asian="Courier New" style:font-name-complex="Courier New"/>
    </style:style>
    <style:style style:name="WW_CharLFO3LVL6" style:family="text">
      <style:text-properties style:font-name="Noto Sans Symbols" style:font-name-asian="Noto Sans Symbols" style:font-name-complex="Noto Sans Symbols"/>
    </style:style>
    <style:style style:name="WW_CharLFO3LVL7" style:family="text">
      <style:text-properties style:font-name="Noto Sans Symbols" style:font-name-asian="Noto Sans Symbols" style:font-name-complex="Noto Sans Symbols"/>
    </style:style>
    <style:style style:name="WW_CharLFO3LVL8" style:family="text">
      <style:text-properties style:font-name="Courier New" style:font-name-asian="Courier New" style:font-name-complex="Courier New"/>
    </style:style>
    <style:style style:name="WW_CharLFO3LVL9" style:family="text">
      <style:text-properties style:font-name="Noto Sans Symbols" style:font-name-asian="Noto Sans Symbols" style:font-name-complex="Noto Sans Symbols"/>
    </style:style>
    <style:style style:name="WW_CharLFO4LVL1" style:family="text">
      <style:text-properties style:font-name="Noto Sans Symbols" style:font-name-asian="Noto Sans Symbols" style:font-name-complex="Noto Sans Symbols"/>
    </style:style>
    <style:style style:name="WW_CharLFO4LVL2" style:family="text">
      <style:text-properties style:font-name="Courier New" style:font-name-asian="Courier New" style:font-name-complex="Courier New"/>
    </style:style>
    <style:style style:name="WW_CharLFO4LVL3" style:family="text">
      <style:text-properties style:font-name="Noto Sans Symbols" style:font-name-asian="Noto Sans Symbols" style:font-name-complex="Noto Sans Symbols"/>
    </style:style>
    <style:style style:name="WW_CharLFO4LVL4" style:family="text">
      <style:text-properties style:font-name="Noto Sans Symbols" style:font-name-asian="Noto Sans Symbols" style:font-name-complex="Noto Sans Symbols"/>
    </style:style>
    <style:style style:name="WW_CharLFO4LVL5" style:family="text">
      <style:text-properties style:font-name="Courier New" style:font-name-asian="Courier New" style:font-name-complex="Courier New"/>
    </style:style>
    <style:style style:name="WW_CharLFO4LVL6" style:family="text">
      <style:text-properties style:font-name="Noto Sans Symbols" style:font-name-asian="Noto Sans Symbols" style:font-name-complex="Noto Sans Symbols"/>
    </style:style>
    <style:style style:name="WW_CharLFO4LVL7" style:family="text">
      <style:text-properties style:font-name="Noto Sans Symbols" style:font-name-asian="Noto Sans Symbols" style:font-name-complex="Noto Sans Symbols"/>
    </style:style>
    <style:style style:name="WW_CharLFO4LVL8" style:family="text">
      <style:text-properties style:font-name="Courier New" style:font-name-asian="Courier New" style:font-name-complex="Courier New"/>
    </style:style>
    <style:style style:name="WW_CharLFO4LVL9" style:family="text">
      <style:text-properties style:font-name="Noto Sans Symbols" style:font-name-asian="Noto Sans Symbols" style:font-name-complex="Noto Sans Symbol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1" style:family="text">
      <style:text-properties fo:color="#202122"/>
    </style:style>
    <style:style style:name="WW_CharLFO9LVL1" style:family="text">
      <style:text-properties style:font-name="Calibri" style:font-name-complex="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alibri" style:font-name-asian="Calibri" style:font-name-complex="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Noto Sans Symbols" style:font-name-complex="Calibri"/>
    </style:style>
    <style:style style:name="WW_CharLFO12LVL2" style:family="text">
      <style:text-properties style:font-name="Symbol" style:font-name-asian="Calibri" style:font-name-complex="Calibri" fo:font-weight="normal" style:font-weight-asian="norma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ourier New" style:font-name-complex="Courier New"/>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font-name-complex="Calibri"/>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Times New Roman" style:font-name-complex="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Courier New"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Times New Roman"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Times New Roman" style:font-name-complex="Times New Roman"/>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Times New Roman"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Times New Roman" style:font-name-complex="Times New Roman"/>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Times New Roman"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Calibri"/>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12LVL2" text:bullet-char="">
        <style:list-level-properties text:space-before="1.25in" text:min-label-width="0.5in" text:list-level-position-and-space-mode="label-alignment">
          <style:list-level-label-alignment text:label-followed-by="listtab" fo:margin-left="1.75in" fo:text-indent="-0.5in"/>
        </style:list-level-properties>
        <style:text-properties style:font-name="Symbol"/>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1.25in" text:min-label-width="0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25in" text:min-label-width="0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25in" text:min-label-width="0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25in"/>
      </style:footer-style>
    </style:page-layout>
    <style:style style:name="P2" style:parent-style-name="Normal" style:family="paragraph">
      <style:paragraph-properties fo:border="0in solid #FFFFFF" fo:padding="0.4305in" style:shadow="#000000 0in 0in" fo:text-align="end" fo:margin-bottom="0in" fo:line-height="100%">
        <style:tab-stops>
          <style:tab-stop style:type="center" style:position="3.15in"/>
          <style:tab-stop style:type="right" style:position="6.3in"/>
        </style:tab-stops>
      </style:paragraph-properties>
      <style:text-properties fo:color="#000000" fo:font-size="8pt" style:font-size-asian="8pt" style:font-size-complex="8pt" fo:language="en" fo:country="IE"/>
    </style:style>
    <style:style style:name="P3" style:parent-style-name="Normal" style:family="paragraph">
      <style:paragraph-properties fo:border="0in solid #FFFFFF" fo:padding="0.4305in" style:shadow="#000000 0in 0in" fo:margin-bottom="0in" fo:line-height="100%">
        <style:tab-stops>
          <style:tab-stop style:type="center" style:position="3.15in"/>
          <style:tab-stop style:type="right" style:position="6.3in"/>
        </style:tab-stops>
      </style:paragraph-properties>
      <style:text-properties fo:color="#000000" fo:font-size="8pt" style:font-size-asian="8pt" style:font-size-complex="8pt" fo:background-color="#FFFFFF"/>
    </style:style>
    <style:style style:name="P4" style:parent-style-name="Normal" style:family="paragraph">
      <style:paragraph-properties fo:border="0in solid #FFFFFF" fo:padding="0.4305in" style:shadow="#000000 0in 0in" fo:margin-bottom="0in" fo:line-height="100%">
        <style:tab-stops>
          <style:tab-stop style:type="center" style:position="3.15in"/>
          <style:tab-stop style:type="right" style:position="6.3in"/>
        </style:tab-stops>
      </style:paragraph-properties>
      <style:text-properties fo:color="#000000" fo:font-size="10pt" style:font-size-asian="10pt" style:font-size-complex="10pt"/>
    </style:style>
    <style:style style:name="P5" style:parent-style-name="Normal" style:family="paragraph">
      <style:paragraph-properties fo:border="0in solid #FFFFFF" fo:padding="0.4305in" style:shadow="#000000 0in 0in" fo:margin-bottom="0in" fo:line-height="100%">
        <style:tab-stops>
          <style:tab-stop style:type="center" style:position="3.15in"/>
          <style:tab-stop style:type="right" style:position="6.3in"/>
        </style:tab-stops>
      </style:paragraph-properties>
      <style:text-properties fo:color="#000000"/>
    </style:style>
  </office:automatic-styles>
  <office:master-styles>
    <style:master-page style:name="MP0" style:page-layout-name="PL0">
      <style:header>
        <text:p text:style-name="P2"/>
      </style:header>
      <style:footer>
        <text:p text:style-name="P3">A Handbook of Cultural Diversity in Neuropsychological Assessment: Developing Understanding through Global Case Studies.</text:p>
        <text:p text:style-name="P4"/>
      </style:footer>
    </style:master-page>
    <style:master-page style:next-style-name="MP0" style:name="MPF0" style:page-layout-name="PL0">
      <style:footer>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Özgül Uysal-bozkir</meta:initial-creator>
    <dc:creator>NLP Analyst</dc:creator>
    <meta:creation-date>2025-08-06T13:04:00Z</meta:creation-date>
    <dc:date>2025-08-06T13:04:00Z</dc:date>
    <meta:template xlink:href="Normal.dotm" xlink:type="simple"/>
    <meta:editing-cycles>102</meta:editing-cycles>
    <meta:editing-duration>PT12900S</meta:editing-duration>
    <meta:user-defined meta:name="ContentTypeId">0x0101003FF7A21D5C989B46A9164F6ED6E7DDBC</meta:user-defined>
    <meta:document-statistic meta:page-count="1" meta:paragraph-count="9" meta:word-count="711" meta:character-count="4758" meta:row-count="33" meta:non-whitespace-character-count="4056"/>
  </office:meta>
</office:document-meta>
</file>